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text-align="end" style:justify-single-word="false" fo:text-indent="0cm" style:auto-text-indent="false"/>
      <style:text-properties fo:font-size="10pt" style:font-size-asian="10pt" style:font-size-complex="10pt"/>
    </style:style>
    <style:style style:name="P2" style:family="paragraph" style:parent-style-name="Text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Natureza_20_do_20_trabalho">
      <style:text-properties officeooo:paragraph-rsid="000b665f"/>
    </style:style>
    <style:style style:name="P5" style:family="paragraph" style:parent-style-name="Natureza_20_do_20_trabalho">
      <style:text-properties fo:color="#000000" officeooo:paragraph-rsid="002c82f0"/>
    </style:style>
    <style:style style:name="P6" style:family="paragraph" style:parent-style-name="Natureza_20_do_20_trabalho">
      <style:text-properties fo:color="#ff3333"/>
    </style:style>
    <style:style style:name="P7" style:family="paragraph" style:parent-style-name="Text">
      <style:text-properties officeooo:rsid="0025ab4b" officeooo:paragraph-rsid="0040ccc4"/>
    </style:style>
    <style:style style:name="P8" style:family="paragraph" style:parent-style-name="Text">
      <style:text-properties officeooo:paragraph-rsid="00729c51"/>
    </style:style>
    <style:style style:name="P9" style:family="paragraph" style:parent-style-name="Resumo">
      <style:text-properties officeooo:paragraph-rsid="00729c51"/>
    </style:style>
    <style:style style:name="P10" style:family="paragraph" style:parent-style-name="Resumo" style:master-page-name="">
      <loext:graphic-properties draw:fill="none"/>
      <style:paragraph-properties fo:margin-left="3.2cm" fo:margin-right="0cm" fo:line-height="100%" fo:text-align="justify" style:justify-single-word="false" fo:text-indent="-3.2cm" style:auto-text-indent="false" style:page-number="auto" fo:background-color="transparent" style:writing-mode="page"/>
      <style:text-properties officeooo:paragraph-rsid="00729c51"/>
    </style:style>
    <style:style style:name="P11" style:family="paragraph" style:parent-style-name="Título_20_pré-textual">
      <style:text-properties officeooo:paragraph-rsid="00729c51"/>
    </style:style>
    <style:style style:name="P12" style:family="paragraph" style:parent-style-name="Capa-Folha_20_de_20_rosto">
      <style:text-properties officeooo:paragraph-rsid="00744a6f"/>
    </style:style>
    <style:style style:name="P13" style:family="paragraph" style:parent-style-name="Standard">
      <style:text-properties officeooo:rsid="00025c94" officeooo:paragraph-rsid="007bd017"/>
    </style:style>
    <style:style style:name="P14" style:family="paragraph" style:parent-style-name="Standard">
      <style:text-properties officeooo:rsid="00025c94" officeooo:paragraph-rsid="008801bb"/>
    </style:style>
    <style:style style:name="P15" style:family="paragraph" style:parent-style-name="Standard">
      <style:text-properties officeooo:rsid="0010ca6b" officeooo:paragraph-rsid="00729c51"/>
    </style:style>
    <style:style style:name="P16" style:family="paragraph" style:parent-style-name="Standard">
      <style:text-properties officeooo:paragraph-rsid="00729c51"/>
    </style:style>
    <style:style style:name="P17" style:family="paragraph" style:parent-style-name="Standard">
      <style:paragraph-properties fo:margin-left="0cm" fo:margin-right="0cm" fo:text-indent="0cm" style:auto-text-indent="false"/>
    </style:style>
    <style:style style:name="P18" style:family="paragraph" style:parent-style-name="Standard">
      <style:paragraph-properties fo:margin-left="0cm" fo:margin-right="0cm" fo:text-indent="0cm" style:auto-text-indent="false"/>
      <style:text-properties officeooo:rsid="00025c94" officeooo:paragraph-rsid="007d0515"/>
    </style:style>
    <style:style style:name="P19" style:family="paragraph" style:parent-style-name="Standard">
      <style:paragraph-properties fo:margin-left="0cm" fo:margin-right="0cm" fo:text-indent="0cm" style:auto-text-indent="false"/>
      <style:text-properties officeooo:rsid="00025c94" officeooo:paragraph-rsid="008801bb"/>
    </style:style>
    <style:style style:name="P20" style:family="paragraph" style:parent-style-name="Referências">
      <style:text-properties fo:color="#0066ff" officeooo:rsid="00729c51"/>
    </style:style>
    <style:style style:name="P21" style:family="paragraph" style:parent-style-name="Text" style:master-page-name="Index">
      <style:paragraph-properties fo:margin-left="0cm" fo:margin-right="0cm" fo:text-align="center" style:justify-single-word="false" fo:text-indent="0cm" style:auto-text-indent="false" style:page-number="2"/>
      <style:text-properties fo:font-weight="bold" officeooo:rsid="0079fe7b" officeooo:paragraph-rsid="0079fe7b" style:font-weight-asian="bold" style:font-weight-complex="bold"/>
    </style:style>
    <style:style style:name="P22" style:family="paragraph" style:parent-style-name="Text">
      <style:paragraph-properties fo:margin-left="0cm" fo:margin-right="0cm" fo:text-indent="0cm" style:auto-text-indent="false"/>
      <style:text-properties officeooo:rsid="0079fe7b" officeooo:paragraph-rsid="0079fe7b"/>
    </style:style>
    <style:style style:name="P23" style:family="paragraph" style:parent-style-name="Text">
      <style:paragraph-properties fo:margin-left="0cm" fo:margin-right="0cm" fo:text-indent="0cm" style:auto-text-indent="false"/>
      <style:text-properties officeooo:rsid="00025c94" officeooo:paragraph-rsid="007d0515"/>
    </style:style>
    <style:style style:name="P24" style:family="paragraph" style:parent-style-name="Text">
      <style:paragraph-properties fo:margin-left="0cm" fo:margin-right="0cm" fo:text-indent="0cm" style:auto-text-indent="false"/>
      <style:text-properties officeooo:paragraph-rsid="007d0515"/>
    </style:style>
    <style:style style:name="P25" style:family="paragraph" style:parent-style-name="Text">
      <style:text-properties officeooo:rsid="0025ab4b" officeooo:paragraph-rsid="0040ccc4"/>
    </style:style>
    <style:style style:name="P26" style:family="paragraph" style:parent-style-name="Resumo">
      <style:text-properties officeooo:paragraph-rsid="00729c51"/>
    </style:style>
    <style:style style:name="P27" style:family="paragraph" style:parent-style-name="Heading_20_1">
      <style:text-properties officeooo:paragraph-rsid="007bd017"/>
    </style:style>
    <style:style style:name="P28" style:family="paragraph" style:parent-style-name="Heading_20_1">
      <style:paragraph-properties fo:margin-left="0cm" fo:margin-right="0cm" fo:text-indent="0cm" style:auto-text-indent="false"/>
      <style:text-properties officeooo:rsid="00025c94" officeooo:paragraph-rsid="007bd017"/>
    </style:style>
    <style:style style:name="P29" style:family="paragraph" style:parent-style-name="Heading_20_1">
      <style:paragraph-properties fo:margin-left="0cm" fo:margin-right="0cm" fo:text-indent="0cm" style:auto-text-indent="false"/>
      <style:text-properties officeooo:rsid="00025c94" officeooo:paragraph-rsid="007d0515"/>
    </style:style>
    <style:style style:name="P30" style:family="paragraph" style:parent-style-name="Capa-Folha_20_de_20_rosto">
      <style:text-properties officeooo:rsid="0078a7fc" officeooo:paragraph-rsid="0078a7fc"/>
    </style:style>
    <style:style style:name="P31" style:family="paragraph" style:parent-style-name="Natureza_20_do_20_trabalho">
      <style:text-properties officeooo:paragraph-rsid="0079fe7b"/>
    </style:style>
    <style:style style:name="T1" style:family="text">
      <style:text-properties officeooo:rsid="0037f345"/>
    </style:style>
    <style:style style:name="T2" style:family="text">
      <style:text-properties officeooo:rsid="0070c795"/>
    </style:style>
    <style:style style:name="T3" style:family="text">
      <style:text-properties officeooo:rsid="0078a7fc"/>
    </style:style>
    <style:style style:name="T4" style:family="text">
      <style:text-properties officeooo:rsid="0079fe7b"/>
    </style:style>
    <style:style style:name="T5" style:family="text">
      <style:text-properties officeooo:rsid="007bd017"/>
    </style:style>
    <style:style style:name="T6" style:family="text">
      <style:text-properties officeooo:rsid="00041ff8"/>
    </style:style>
    <style:style style:name="T7" style:family="text">
      <style:text-properties officeooo:rsid="0003f2a3"/>
    </style:style>
    <style:style style:name="T8" style:family="text">
      <style:text-properties officeooo:rsid="00025c94"/>
    </style:style>
    <style:style style:name="T9" style:family="text">
      <style:text-properties officeooo:rsid="007d0515"/>
    </style:style>
    <style:style style:name="T10" style:family="text">
      <style:text-properties officeooo:rsid="007ff08d"/>
    </style:style>
    <style:style style:name="T11" style:family="text">
      <style:text-properties officeooo:rsid="0082549d"/>
    </style:style>
    <style:style style:name="T12" style:family="text">
      <style:text-properties officeooo:rsid="0083d2f5"/>
    </style:style>
    <style:style style:name="T13" style:family="text">
      <style:text-properties fo:font-style="italic" officeooo:rsid="0082549d" style:font-style-asian="italic" style:font-style-complex="italic"/>
    </style:style>
    <style:style style:name="T14" style:family="text">
      <style:text-properties officeooo:rsid="008801b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QUADRO"/>
        <text:sequence-decl text:display-outline-level="0" text:name="GRAFICO"/>
        <text:sequence-decl text:display-outline-level="0" text:name="GRÁFICO"/>
      </text:sequence-decls>
      <text:p text:style-name="Capa-Folha_20_de_20_rosto">UNIVERSIDADE FEDERAL DO PARANÁ</text:p>
      <text:p text:style-name="Capa-Folha_20_de_20_rosto"/>
      <text:p text:style-name="Capa-Folha_20_de_20_rosto"/>
      <text:p text:style-name="P30">Gabriel de almeida sales evarsto</text:p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><text:span text:style-name="T3">UMA INTRODUÇÃO À COMPUTAÇÃO AFETIVA</text:span></text:p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P30">CURITIBA</text:p>
      <text:p text:style-name="Capa-Folha_20_de_20_rosto">20<text:span text:style-name="T3">18</text:span></text:p>
      <text:p text:style-name="P30"><text:soft-page-break/>GABRIEL DE ALMEIDA SALES EVARISTO</text:p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P30">UMA INTRODUÇÃO À COMPUTAÇÃO AFETIVA</text:p>
      <text:p text:style-name="Capa-Folha_20_de_20_rosto"/>
      <text:p text:style-name="Capa-Folha_20_de_20_rosto"/>
      <text:p text:style-name="P5"><text:span text:style-name="T2">Artigo apresentado como trabalho final da disciplina de Metodologia Científica, Setor de Ciências Exatas, Universidade Federal do Paraná</text:span>.</text:p>
      <text:p text:style-name="P4"/>
      <text:p text:style-name="P31"><text:span text:style-name="T4">Pr</text:span>o<text:span text:style-name="T4">fessora: Profa</text:span>. <text:span text:style-name="T4">Dra.</text:span> <text:span text:style-name="T4">Olga </text:span>Regina Pereira Bellon</text:p>
      <text:p text:style-name="P6"/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P30">CURITIBA</text:p>
      <text:p text:style-name="P12">20<text:span text:style-name="T3">18</text:span></text:p>
      <text:p text:style-name="P21">UMA INTRODUÇÃO À COMPUTAÇÃO CIENTÍFICA</text:p>
      <text:p text:style-name="P2"/>
      <text:p text:style-name="P22">Gabriel de Almeida Sales Evaristo</text:p>
      <text:p text:style-name="P8"/>
      <text:p text:style-name="P11">RESUMO</text:p>
      <text:p text:style-name="P9"/>
      <text:p text:style-name="P9"><text:span text:style-name="T9">O campo da computação Afetiva...</text:span></text:p>
      <text:p text:style-name="P9"/>
      <text:p text:style-name="P10">Palavras-chave: <text:span text:style-name="T4">Computação Afetiva</text:span>. <text:span text:style-name="T5">Psicologia</text:span>. <text:span text:style-name="T5">Interação Humano-Computador</text:span>. <text:span text:style-name="T10">Fisiologia. Comunicação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27" text:outline-level="1"><text:bookmark-start text:name="__RefHeading___Toc2434_3934745904"/><text:soft-page-break/><text:span text:style-name="T8">História</text:span><text:bookmark-end text:name="__RefHeading___Toc2434_3934745904"/></text:h>
      <text:p text:style-name="P13"/>
      <text:p text:style-name="P13"><text:tab/><text:span text:style-name="T11">O artigo </text:span><text:span text:style-name="T13">“Affective Computing” </text:span><text:span text:style-name="T11">de 1995, da professora Rosalind Wright Picard marcou o inicio da versão moderna do campo da Computação Afetiva. <text:s/>Mesmo que Focada em melhoria de condição de vida pelo desenvolvimento de sistemas computacionais afetivos, que possui como um dos objetivos simular empatia em sistemas computacionais. Para que assim a condição emocional do usuário seja levada em consideração na execução do programa...</text:span></text:p>
      <text:p text:style-name="P13"/>
      <text:h text:style-name="P28" text:outline-level="1">Definições</text:h>
      <text:p text:style-name="P13"/>
      <text:p text:style-name="P13"><text:span text:style-name="T6"><text:tab/>Uma definição mais formal seria a área cientifica que mescla ciência da computação, psicologia, ciência cognitiva, medicina e psiquiatria. Se baseia puramente em criar sistemas computacionais capazes de responder à emoções, obtendo dados sobre elas através de tecnologias que permitam essa leitura e processando os mesmos levando em consideração um modelo de representação computacional dos afetos.</text:span></text:p>
      <text:p text:style-name="P14"><text:span text:style-name="T7">Comunicação HUMANO – COMPUTADOR:</text:span></text:p>
      <text:p text:style-name="P14"><text:span text:style-name="T7">Comunicação COMPUTADOR – HUMANO:</text:span></text:p>
      <text:p text:style-name="P14"><text:span text:style-name="T7">Comunicação HUMANO – HUMANO:</text:span></text:p>
      <text:p text:style-name="P19"><text:tab/> <text:s/><text:span text:style-name="T12">Comunicação HUMANO – SELF:</text:span></text:p>
      <text:p text:style-name="P13"><text:tab/></text:p>
      <text:h text:style-name="P29" text:outline-level="1">Aplicações</text:h>
      <text:p text:style-name="P23"><text:tab/></text:p>
      <text:p text:style-name="P23"><text:tab/><text:tab/><text:span text:style-name="T14">Médicas:</text:span></text:p>
      <text:p text:style-name="P23"><text:tab/><text:tab/><text:span text:style-name="T14">Sociais:</text:span></text:p>
      <text:p text:style-name="P23"><text:tab/><text:tab/><text:span text:style-name="T14">Terapêuticas:</text:span></text:p>
      <text:p text:style-name="P23"><text:tab/><text:tab/><text:span text:style-name="T14">Educacionais:</text:span></text:p>
      <text:p text:style-name="P23"><text:tab/><text:tab/><text:span text:style-name="T14">Científicas:</text:span></text:p>
      <text:p text:style-name="P23"><text:tab/><text:tab/></text:p>
      <text:h text:style-name="P29" text:outline-level="1" text:is-list-header="true"/>
      <text:h text:style-name="P29" text:outline-level="1">Implicações</text:h>
      <text:p text:style-name="P24"/>
      <text:p text:style-name="P18"><text:soft-page-break/><text:tab/><text:tab/><text:span text:style-name="T12">Avanços tecnológicos e pesquisas que precisarão ocorrer para que esse campo floresça</text:span></text:p>
      <text:p text:style-name="P13"/>
      <text:h text:style-name="P29" text:outline-level="1">Problematizações</text:h>
      <text:p text:style-name="P13"><text:tab/></text:p>
      <text:p text:style-name="P13"><text:tab/><text:span text:style-name="T14">Possíveis problemas decorrentes da introdução e uso de produtos afetivos na sociedade, talvez falar um pouco sobre o debate filosófico que essa área pode causar e o que ela significa para o campo da cibernética e da interação humano computador.</text:span></text:p>
      <text:p text:style-name="P17"/>
      <text:p text:style-name="P17"/>
      <text:p text:style-name="P17"/>
      <text:h text:style-name="Heading_20_1" text:outline-level="1"><text:bookmark-start text:name="__RefHeading___Toc2460_3934745904"/>CONSIDERAÇÕES FINAIS<text:bookmark-end text:name="__RefHeading___Toc2460_3934745904"/></text:h>
      <text:p text:style-name="Text"/>
      <text:p text:style-name="P7"><text:span text:style-name="T1">Trazer uma conclusão sobre o que é/pra que serve a Computação Afetiva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Título_20_pós-textual" text:outline-level="1"><text:bookmark-start text:name="__RefHeading___Toc2464_3934745904"/><text:soft-page-break/>REFERÊNCIAS<text:bookmark-end text:name="__RefHeading___Toc2464_3934745904"/></text:h>
      <text:p text:style-name="P3"/>
      <text:p text:style-name="P20"/>
      <text:p text:style-name="Text"/>
      <text:p text:style-name="Text"/>
      <text:p text:style-name="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499cm" style:auto-text-indent="false" style:page-number="auto" style:writing-mode="page"/>
      <style:text-properties style:font-name="Arial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Standard" style:class="text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fo:keep-with-next="always" style:writing-mode="page"/>
      <style:text-properties style:font-name="Arial" fo:font-family="Arial" style:font-style-name="Normal" style:font-family-generic="swiss" style:font-pitch="variable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apa-Folha_20_de_20_rosto" style:display-name="Capa-Folha de rosto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 style:writing-mode="page"/>
      <style:text-properties fo:text-transform="uppercase" style:font-size-asian="10.5pt"/>
    </style:style>
    <style:style style:name="Natureza_20_do_20_trabalho" style:display-name="Natureza do trabalho" style:family="paragraph" style:parent-style-name="Standard" style:master-page-name="">
      <style:paragraph-properties fo:margin-left="7.999cm" fo:margin-right="0cm" fo:line-height="100%" fo:text-indent="0cm" style:auto-text-indent="false" style:page-number="auto" style:writing-mode="page"/>
      <style:text-properties fo:font-size="10pt" style:font-size-asian="10.5pt"/>
    </style:style>
    <style:style style:name="Título_20_pré-textual" style:display-name="Título pré-textual" style:family="paragraph" style:parent-style-name="Standard" style:next-style-name="Text" style:master-page-name="">
      <style:paragraph-properties fo:margin-left="0cm" fo:margin-right="0cm" fo:text-align="start" style:justify-single-word="false" fo:text-indent="0cm" style:auto-text-indent="false" style:page-number="auto" style:writing-mode="page"/>
      <style:text-properties fo:text-transform="uppercase" fo:font-weight="bold" style:font-size-asian="10.5pt"/>
    </style:style>
    <style:style style:name="Resumo" style:family="paragraph" style:parent-style-name="Standard" style:master-page-name="">
      <style:paragraph-properties fo:margin-left="0cm" fo:margin-right="0cm" fo:line-height="100%" fo:text-indent="0cm" style:auto-text-indent="false" style:page-number="auto" style:writing-mode="page"/>
      <style:text-properties style:font-size-asian="10.5pt"/>
    </style:style>
    <style:style style:name="Heading_20_1" style:display-name="Heading 1" style:family="paragraph" style:parent-style-name="Heading" style:next-style-name="Text" style:default-outline-level="1" style:class="text" style:master-page-name="">
      <style:paragraph-properties fo:margin-top="0cm" fo:margin-bottom="0cm" loext:contextual-spacing="false" fo:text-align="start" style:justify-single-word="false" style:page-number="auto" style:writing-mode="page"/>
      <style:text-properties fo:text-transform="uppercase" style:font-name="Arial1" fo:font-family="Arial" style:font-style-name="Negrito" style:font-family-generic="swiss" style:font-pitch="variabl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" style:default-outline-level="2" style:class="text" style:master-page-name="">
      <style:paragraph-properties fo:margin-top="0cm" fo:margin-bottom="0cm" loext:contextual-spacing="false" style:page-number="auto" style:writing-mode="page">
        <style:tab-stops/>
      </style:paragraph-properties>
      <style:text-properties fo:text-transform="uppercase" fo:font-size="12pt" fo:font-weight="normal" style:font-size-asian="115%" style:font-weight-asian="bold" style:font-size-complex="11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Standard" style:default-outline-level="3" style:class="text" style:master-page-name="">
      <style:paragraph-properties fo:margin-top="0cm" fo:margin-bottom="0cm" loext:contextual-spacing="false" style:page-number="auto" style:writing-mode="page"/>
      <style:text-properties fo:font-size="12pt" fo:font-weight="normal" style:font-size-asian="101%" style:font-weight-asian="bold" style:font-size-complex="101%" style:font-weight-complex="bold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itação_20_longa" style:display-name="Citação longa" style:family="paragraph" style:parent-style-name="Standard" style:next-style-name="Heading" style:master-page-name="">
      <style:paragraph-properties fo:margin-left="4.001cm" fo:margin-right="0cm" fo:margin-top="0.6cm" fo:margin-bottom="0.801cm" loext:contextual-spacing="false" fo:line-height="100%" fo:text-indent="0cm" style:auto-text-indent="false" style:page-number="auto" style:writing-mode="page"/>
      <style:text-properties fo:font-size="10pt" style:font-size-asian="10.5pt"/>
    </style:style>
    <style:style style:name="Heading_20_4" style:display-name="Heading 4" style:family="paragraph" style:parent-style-name="Heading" style:next-style-name="Standard" style:default-outline-level="4" style:class="text" style:master-page-name="">
      <style:paragraph-properties fo:margin-top="0cm" fo:margin-bottom="0cm" loext:contextual-spacing="false" style:page-number="auto" style:writing-mode="page"/>
      <style:text-properties fo:font-size="12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Referências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style:writing-mode="page"/>
      <style:text-properties style:font-size-asian="10.5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Text" style:family="paragraph" style:parent-style-name="Standard" style:class="extra" style:master-page-name="">
      <style:paragraph-properties style:page-number="auto"/>
      <style:text-properties style:font-size-asian="10.5pt"/>
    </style:style>
    <style:style style:name="Alínea" style:family="paragraph" style:parent-style-name="Standard" style:master-page-name="">
      <loext:graphic-properties draw:fill="none" draw:fill-color="#729fcf"/>
      <style:paragraph-properties fo:margin-left="1.499cm" fo:margin-right="0cm" fo:text-indent="1.499cm" style:auto-text-indent="false" style:page-number="auto" fo:background-color="transparent">
        <style:tab-stops/>
      </style:paragraph-properties>
      <style:text-properties officeooo:rsid="001d696b" style:font-size-asian="10.5pt"/>
    </style:style>
    <style:style style:name="Footnote" style:family="paragraph" style:parent-style-name="Standard" style:class="extra" style:master-page-name="">
      <style:paragraph-properties fo:margin-left="0.598cm" fo:margin-right="0cm" fo:line-height="100%" fo:text-indent="-0.598cm" style:auto-text-indent="false" style:page-number="auto" text:number-lines="false" text:line-number="0">
        <style:tab-stops/>
      </style:paragraph-properties>
      <style:text-properties fo:font-size="10pt" style:font-size-asian="10pt" style:font-size-complex="10pt"/>
    </style:style>
    <style:style style:name="Título_20_pós-textual" style:display-name="Título pós-textual" style:family="paragraph" style:parent-style-name="Heading_20_1" style:next-style-name="Text" style:default-outline-level="" style:list-style-name="" style:master-page-name="">
      <style:paragraph-properties fo:text-align="center" style:justify-single-word="false" style:page-number="auto">
        <style:tab-stops/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7cm" loext:contextual-spacing="false" fo:text-align="center" style:justify-single-word="false" fo:text-indent="0cm" style:auto-text-indent="false" text:number-lines="false" text:line-number="0"/>
      <style:text-properties fo:text-transform="uppercase"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text-transform="uppercase"/>
    </style:style>
    <style:style style:name="Contents_20_3" style:display-name="Contents 3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IGURA" style:family="paragraph" style:parent-style-name="Caption"/>
    <style:style style:name="Illustration" style:family="paragraph" style:parent-style-name="Caption" style:class="extra"/>
    <style:style style:name="Título_20_da_20_figura_20_e_20_tabela" style:display-name="Título da figura e tabela" style:family="paragraph" style:parent-style-name="Caption" style:next-style-name="Text" style:master-page-name="">
      <loext:graphic-properties draw:fill="none" draw:fill-color="#729fcf"/>
      <style:paragraph-properties fo:margin-left="0cm" fo:margin-right="0cm" fo:margin-top="0.101cm" fo:margin-bottom="0.101cm" loext:contextual-spacing="false" fo:text-align="center" style:justify-single-word="false" fo:text-indent="0cm" style:auto-text-indent="false" style:page-number="auto" fo:background-color="transparent" style:shadow="none">
        <style:tab-stops/>
      </style:paragraph-properties>
      <style:text-properties fo:font-size="10pt" fo:font-style="normal"/>
    </style:style>
    <style:style style:name="DocumentMap" style:family="paragraph" style:default-outline-level="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Calibri" fo:font-family="Calibri" style:font-family-generic="roman" style:font-pitch="variable" fo:font-size="10pt" fo:language="pt" fo:country="BR" style:font-name-asian="Calibri1" style:font-family-asian="Calibri" style:font-family-generic-asian="system" style:font-pitch-asian="variable" style:font-size-asian="10pt" style:language-asian="pt" style:country-asian="BR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ADRO" style:family="paragraph" style:parent-style-name="Caption"/>
    <style:style style:name="Table" style:family="paragraph" style:parent-style-name="Caption" style:class="extra"/>
    <style:style style:name="GRAFICO" style:family="paragraph" style:parent-style-name="Caption"/>
    <style:style style:name="GRÁFICO" style:family="paragraph" style:parent-style-name="Caption"/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.499cm" style:type="right"/>
          <style:tab-stop style:position="15.501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 style:master-page-name="">
      <loext:graphic-properties draw:fill="none" draw:fill-color="#729fcf"/>
      <style:paragraph-properties fo:margin-left="0cm" fo:margin-right="0cm" fo:margin-top="0cm" fo:margin-bottom="0.7cm" loext:contextual-spacing="false" fo:text-align="center" style:justify-single-word="false" fo:text-indent="0cm" style:auto-text-indent="false" style:page-number="auto" fo:background-color="transparent" style:shadow="none" text:number-lines="false" text:line-number="0">
        <style:tab-stops/>
      </style:paragraph-properties>
      <style:text-properties fo:text-transform="uppercase" fo:font-size="12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 style:master-page-name="">
      <style:paragraph-properties fo:margin-left="0cm" fo:margin-right="0cm" fo:margin-top="0cm" fo:margin-bottom="0.7cm" loext:contextual-spacing="false" fo:text-align="center" style:justify-single-word="false" fo:text-indent="0cm" style:auto-text-indent="false" style:page-number="auto" text:number-lines="false" text:line-number="0"/>
      <style:text-properties fo:text-transform="uppercase" fo:font-size="12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align="end" style:justify-single-word="false" fo:text-indent="0cm" style:auto-text-indent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14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93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Index" style:page-layout-name="Mpm3">
      <style:header>
        <text:p text:style-name="MP1"><text:page-number text:select-page="current">5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14:43:11.528000000</meta:creation-date>
    <meta:generator>LibreOffice/5.2.7.2$Linux_X86_64 LibreOffice_project/20m0$Build-2</meta:generator>
    <dc:date>2018-06-12T00:24:26.863275777</dc:date>
    <meta:editing-duration>PT5H58M47S</meta:editing-duration>
    <meta:editing-cycles>95</meta:editing-cycles>
    <meta:document-statistic meta:table-count="0" meta:image-count="0" meta:object-count="0" meta:page-count="7" meta:paragraph-count="42" meta:word-count="293" meta:character-count="2097" meta:non-whitespace-character-count="1820"/>
  </office:meta>
</office:document-meta>
</file>